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normal" officeooo:rsid="002cdcf6" officeooo:paragraph-rsid="000384c5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size="11pt" fo:font-weight="normal" officeooo:rsid="003462c3" officeooo:paragraph-rsid="000384c5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rsid="000384c5" officeooo:paragraph-rsid="000384c5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06c8d0" officeooo:paragraph-rsid="0006c8d0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officeooo:rsid="00023848" officeooo:paragraph-rsid="00023848" style:font-size-asian="11pt" style:font-size-complex="11pt"/>
    </style:style>
    <style:style style:name="P6" style:family="paragraph" style:parent-style-name="Standard">
      <style:text-properties fo:font-size="11pt" officeooo:rsid="00023848" officeooo:paragraph-rsid="000384c5" style:font-size-asian="11pt" style:font-size-complex="11pt"/>
    </style:style>
    <style:style style:name="P7" style:family="paragraph" style:parent-style-name="Standard">
      <style:text-properties fo:font-size="11pt" officeooo:rsid="00023848" officeooo:paragraph-rsid="0006c8d0" style:font-size-asian="11pt" style:font-size-complex="11pt"/>
    </style:style>
    <style:style style:name="P8" style:family="paragraph" style:parent-style-name="Standard">
      <style:text-properties fo:font-size="11pt" officeooo:rsid="00238568" officeooo:paragraph-rsid="000384c5" style:font-size-asian="11pt" style:font-size-complex="11pt"/>
    </style:style>
    <style:style style:name="P9" style:family="paragraph" style:parent-style-name="Standard">
      <style:text-properties fo:font-size="11pt" officeooo:rsid="00238568" officeooo:paragraph-rsid="0006c8d0" style:font-size-asian="11pt" style:font-size-complex="11pt"/>
    </style:style>
    <style:style style:name="P10" style:family="paragraph" style:parent-style-name="Standard">
      <style:text-properties fo:font-size="11pt" officeooo:rsid="0020a72b" officeooo:paragraph-rsid="000384c5" style:font-size-asian="11pt" style:font-size-complex="11pt"/>
    </style:style>
    <style:style style:name="P11" style:family="paragraph" style:parent-style-name="Standard">
      <style:text-properties fo:font-size="11pt" officeooo:rsid="001996e7" officeooo:paragraph-rsid="000384c5" style:font-size-asian="11pt" style:font-size-complex="11pt"/>
    </style:style>
    <style:style style:name="P12" style:family="paragraph" style:parent-style-name="Standard">
      <style:text-properties fo:font-size="11pt" officeooo:rsid="0006c8d0" officeooo:paragraph-rsid="0006c8d0" style:font-size-asian="11pt" style:font-size-complex="11pt"/>
    </style:style>
    <style:style style:name="P13" style:family="paragraph" style:parent-style-name="Standard">
      <style:text-properties fo:font-size="12pt" officeooo:rsid="00023848" officeooo:paragraph-rsid="00023848" style:font-size-asian="12pt" style:font-size-complex="12pt"/>
    </style:style>
    <style:style style:name="P14" style:family="paragraph" style:parent-style-name="Standard">
      <style:text-properties fo:font-size="12pt" officeooo:rsid="0006c8d0" officeooo:paragraph-rsid="0006c8d0" style:font-size-asian="12pt" style:font-size-complex="12pt"/>
    </style:style>
    <style:style style:name="P15" style:family="paragraph" style:parent-style-name="Standard">
      <style:text-properties fo:font-size="12pt" fo:font-weight="bold" officeooo:rsid="002cdcf6" officeooo:paragraph-rsid="000384c5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0a72b" officeooo:paragraph-rsid="000384c5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e15a2" officeooo:paragraph-rsid="000384c5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996e7" officeooo:paragraph-rsid="000384c5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normal" officeooo:rsid="002cdcf6" officeooo:paragraph-rsid="000384c5" style:font-size-asian="12pt" style:font-weight-asian="normal" style:font-size-complex="12pt" style:font-weight-complex="normal"/>
    </style:style>
    <style:style style:name="T1" style:family="text">
      <style:text-properties officeooo:rsid="000384c5"/>
    </style:style>
    <style:style style:name="T2" style:family="text">
      <style:text-properties officeooo:rsid="00238568"/>
    </style:style>
    <style:style style:name="T3" style:family="text">
      <style:text-properties officeooo:rsid="002e15a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4feee"/>
    </style:style>
    <style:style style:name="T6" style:family="text">
      <style:text-properties officeooo:rsid="0006c8d0"/>
    </style:style>
    <style:style style:name="T7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4">Objectives</text:span><text:line-break/><text:span text:style-name="T7">To ensure the functional interaction of the webpage and that users can edit, delete records via the interface. This should be automated to reduce manual test time.</text:span></text:p>
      <text:p text:style-name="P14"><text:span text:style-name="T7"/></text:p>
      <text:p text:style-name="P7"><text:span text:style-name="T6">- </text:span>Assuming the rows <text:span text:style-name="T1">of data are stored and loaded from a database and the interface allows a user to interact with this data by viewing, editing and deleting.<text:line-break/>- Assuming when clicking edit the tds become text inputs allowing users to change values. This can then be saved or cancelled.</text:span></text:p>
      <text:p text:style-name="P12"><text:span text:style-name="T7">- Assuming when clicking delete an alert appears allowing users to confirm/cancel the action.</text:span></text:p>
      <text:p text:style-name="P13"/>
      <text:p text:style-name="P18"><text:span text:style-name="T3">In </text:span>Scope </text:p>
      <text:p text:style-name="P11"><text:span text:style-name="T1">The webpage “https://the-internet.herokuapp.com/challenging_dom”</text:span><text:line-break/><text:span text:style-name="T1">No other views will be required to be tested</text:span></text:p>
      <text:p text:style-name="P11">Functional testing will be covered by automation.</text:p>
      <text:p text:style-name="P13"/>
      <text:p text:style-name="P17">Out of Scope</text:p>
      <text:p text:style-name="P11">Security / Performance will not be required</text:p>
      <text:p text:style-name="P11"><text:span text:style-name="T1">Mobile</text:span> device<text:span text:style-name="T1">s</text:span> will not be required</text:p>
      <text:p text:style-name="P11">Other pages are not required</text:p>
      <text:p text:style-name="P13"/>
      <text:p text:style-name="P13"><text:span text:style-name="T4">Test Plan</text:span></text:p>
      <text:p text:style-name="P5">Page title should be correct</text:p>
      <text:p text:style-name="P5"/>
      <text:p text:style-name="P5">Page content, table, canvas should be<text:span text:style-name="T5"> visible and ready for the user to use</text:span></text:p>
      <text:p text:style-name="P5"/>
      <text:p text:style-name="P5">Clicking the button should do</text:p>
      <text:p text:style-name="P5"/>
      <text:p text:style-name="P5">Clicking the red button should do</text:p>
      <text:p text:style-name="P5"/>
      <text:p text:style-name="P5">Clicking the green button should do</text:p>
      <text:p text:style-name="P5"/>
      <text:p text:style-name="P5">Cancelling the del<text:span text:style-name="T5">et</text:span>ion of a row should not delete the row</text:p>
      <text:p text:style-name="P5"/>
      <text:p text:style-name="P5">Confirming the deletion of a row should remove the row from the table</text:p>
      <text:p text:style-name="P5"/>
      <text:p text:style-name="P6">Confirming the deletion of a row should remove the row from the table. The data should persist on page refresh</text:p>
      <text:p text:style-name="P5"/>
      <text:p text:style-name="P5">Editing a row and cancelling the edit should not save the changes</text:p>
      <text:p text:style-name="P5"/>
      <text:p text:style-name="P5">Editing a row and confirming the edit should save the changes</text:p>
      <text:p text:style-name="P5"/>
      <text:p text:style-name="P5">Editing a row and confirming the edit should save the changes. The data should persist on page refresh</text:p>
      <text:p text:style-name="P13"/>
      <text:p text:style-name="P15">Automation requirements</text:p>
      <text:p text:style-name="P1">Ruby</text:p>
      <text:p text:style-name="P3">Watir</text:p>
      <text:p text:style-name="P1"><text:span text:style-name="T1">R</text:span>spec</text:p>
      <text:p text:style-name="P1">Pry – Debugger</text:p>
      <text:p text:style-name="P4">Brower drivers</text:p>
      <text:p text:style-name="P19"/>
      <text:p text:style-name="P16">Possible improvements to automation</text:p>
      <text:p text:style-name="P8">Ran on a local environment</text:p>
      <text:p text:style-name="P9">Git <text:span text:style-name="T6">p</text:span>ull latest repository for new changes <text:span text:style-name="T6">to codebase</text:span></text:p>
      <text:p text:style-name="P10">Ensure each time the test scripts are ran the <text:span text:style-name="T2">local environment</text:span> backend data is reset</text:p>
      <text:p text:style-name="P2">R<text:span text:style-name="T6">a</text:span>n on multiple brows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8:58:13.171513101</meta:creation-date>
    <dc:date>2017-11-12T00:09:42.356359533</dc:date>
    <meta:editing-duration>PT5H1M8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33" meta:word-count="304" meta:character-count="1800" meta:non-whitespace-character-count="1527"/>
  </office:meta>
</office:document-meta>
</file>